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f1bb2"/>
    </style:style>
    <style:style style:name="P2" style:family="paragraph" style:parent-style-name="Heading_20_3">
      <style:text-properties officeooo:paragraph-rsid="001f1bb2"/>
    </style:style>
    <style:style style:name="P3" style:family="paragraph" style:parent-style-name="Standard">
      <style:text-properties officeooo:paragraph-rsid="001f1bb2"/>
    </style:style>
    <style:style style:name="P4" style:family="paragraph" style:parent-style-name="Standard">
      <style:text-properties officeooo:paragraph-rsid="001efd0a"/>
    </style:style>
    <style:style style:name="P5" style:family="paragraph" style:parent-style-name="Standard">
      <style:text-properties officeooo:paragraph-rsid="001f1bb2"/>
    </style:style>
    <style:style style:name="T1" style:family="text">
      <style:text-properties officeooo:rsid="001efd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3465a4" loext:opacity="100%" style:text-underline-style="none" fo:font-weight="bold" style:font-weight-asian="bold" style:font-weight-complex="bold"/>
    </style:style>
    <style:style style:name="T6" style:family="text">
      <style:text-properties fo:color="#3465a4" loext:opacity="100%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nteen Management System - Complete Workflow Documentation</text:h>
      <text:h text:style-name="Heading_20_2" text:outline-level="2">1. Hierarchical Setup Overview</text:h>
      <text:p text:style-name="Standard"><text:line-break/>The Canteen Management System is structured hierarchically to ensure granular access control and centralized management of core entities.<text:line-break/></text:p>
      <text:p text:style-name="Standard"><text:line-break/>➤ SuperAdmin: <text:line-break/>- Has system-wide authority to manage all companies.<text:line-break/>- Registers biometric devices via API.<text:line-break/>- Devices are unassigned initially and stored centrally.<text:line-break/><text:line-break/>➤ Company Admin:<text:line-break/>- Can create and manage one or more canteen profiles.<text:line-break/>- Under a canteen profile, can create multiple canteens.<text:line-break/>- Can assign unassigned devices and employees to canteens.<text:line-break/>- Can create departments globally and assign them to branches.<text:line-break/><text:line-break/>➤ Branch Admin:<text:line-break/>- Can view departments and employees under their branch.<text:line-break/>- Has limited permissions (view-only access to global settings).<text:line-break/></text:p>
      <text:h text:style-name="Heading_20_2" text:outline-level="2">2. Department Management in Canteen System</text:h>
      <text:p text:style-name="Standard"><text:line-break/>Departments can be created at a global level within each company by the Company Admin and assigned to individual branches. This setup supports both reusable (global) and custom (local) departments.<text:line-break/></text:p>
      <text:p text:style-name="Standard">Workflow Steps:</text:p>
      <text:p text:style-name="Standard"><text:line-break/>1. Company Admin navigates to the "Manage Departments" panel.<text:line-break/>2. Global departments like HR, IT, Admin are added.<text:line-break/>3. When a branch is created, the admin selects applicable global departments.<text:line-break/>4. Additional custom departments can be added at the branch level.<text:line-break/>5. Departments are linked to branches via a junction/linking table.<text:line-break/><text:soft-page-break/>6. Branch Admins can only view departments assigned to their branches.<text:line-break/></text:p>
      <text:p text:style-name="Standard">UI Fields in Branch Creation:</text:p>
      <text:p text:style-name="Standard">- Branch Details Form</text:p>
      <text:p text:style-name="Standard">- Multi-select Global Departments Dropdown</text:p>
      <text:p text:style-name="Standard">- Optional Inpu<text:span text:style-name="T1">t for add department as a custom department</text:span></text:p>
      <text:p text:style-name="Standard">Example Scenario:</text:p>
      <text:p text:style-name="Standard"><text:line-break/>- Company Admin of 'ABC Corp' creates global departments: HR, IT, Admin.<text:line-break/>- Creates a branch 'Bangalore' and assigns HR and Admin to it.<text:line-break/>- Adds a custom department 'Kitchen Ops' specific to Bangalore.<text:line-break/>- The system stores both global and custom assignments appropriately.<text:line-break/></text:p>
      <text:h text:style-name="Heading_20_2" text:outline-level="2">3. Employee Registration Workflow</text:h>
      <text:p text:style-name="Standard"><text:line-break/>Employee registration captures essential details required for biometric identification, role categorization, and meal eligibility.<text:line-break/></text:p>
      <text:p text:style-name="Standard">Captured Data Fields:</text:p>
      <text:p text:style-name="Standard"><text:line-break/>- Face ID (Unique Biometric Code)<text:line-break/>- Full Name<text:line-break/>- Contact Information (Phone/Email)<text:line-break/>- Employee Type (Staff, Worker, Contractual, etc.)<text:line-break/>- Branch (Dropdown Selection)<text:line-break/>- Department (Dropdown Selection)<text:line-break/>- Status (Active/Inactive)<text:line-break/>- Meal Eligibility (Optional settings for meal types)<text:line-break/>- Canteen Assignment (Via <text:span text:style-name="T1">canteen</text:span>Profile or Direct Canteen Selection)<text:line-break/></text:p>
      <text:p text:style-name="Standard"><text:line-break/>Employees can be assigned to a canteen either by selecting a specific canteen or by applying a predefined canteen profile that includes one or more mapped canteens.<text:line-break/></text:p>
      <text:h text:style-name="Heading_20_2" text:outline-level="2"><text:soft-page-break/>4. Device Mapping Workflow</text:h>
      <text:p text:style-name="Standard">🎯 Objective:</text:p>
      <text:p text:style-name="Standard"><text:line-break/>Enable Company Admins to map biometric devices <text:s/>(registered by Superadmin) to specific canteens at the time of canteen creation.<text:line-break/></text:p>
      <text:p text:style-name="Standard">🧩 Implementation Steps:</text:p>
      <text:p text:style-name="P4"><text:line-break/>1. Superadmin registers devices using a dedicated API.<text:line-break/> <text:s text:c="2"/>- Devices are stored with metadata: serial number, IP address<text:line-break/> <text:s text:c="2"/>- Initially, devices are not assigned to any canteen.<text:line-break/>2. During canteen creation, Company Admin accesses a list of unassigned devices.<text:line-break/> <text:s text:c="2"/>-<text:line-break/>3. UI provides dropdowns for device mapping.<text:line-break/> <text:s text:c="2"/>- Each dropdown shows unassigned devices with name, serial number.<text:line-break/>4. Upon form submission:<text:line-break/> <text:s text:c="2"/>- A new canteen is created.<text:line-break/> <text:s text:c="2"/>- The selected devices are linked to the canteen.<text:line-break/>5. Post-Mapping:<text:line-break/> <text:s text:c="2"/>- Devices are marked as assigned and hidden from future selection.<text:line-break/> <text:s text:c="2"/>- Editing the canteen allows changing or removing mapped devices.<text:line-break/></text:p>
      <text:h text:style-name="P1" text:outline-level="2"><text:s/><text:line-break/>Device-to-Printer Mapping</text:h>
      <text:p text:style-name="P3"><text:line-break/>Each device is directly linked to a specific printer. The printer is pre-configured per device and used consistently.<text:line-break/>- Device → Printer (one-to-one or many-to-one)<text:line-break/>- Suitable when devices and printers are physically paired.</text:p>
      <text:p text:style-name="P3"/>
      <text:p text:style-name="P3"><text:s/><text:span text:style-name="T5">UI Workflow</text:span></text:p>
      <text:h text:style-name="P2" text:outline-level="3"><text:s/>In Canteen Setup (Company Admin)</text:h>
      <text:p text:style-name="P3">- Company Admin selects from unassigned devices.<text:line-break/>- Company Admin selects from available printers.<text:line-break/>- Admin can link one or more printers to each device <text:line-break/><text:line-break/> In Device Management Page</text:p>
      <text:p text:style-name="P3"><text:soft-page-break/><text:line-break/>- Devices are listed with their current printer assignments.<text:line-break/>- Company Admin can update or reassign printers to these devices.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5</meta:editing-cycles>
    <meta:creation-date>2013-12-23T23:15:00</meta:creation-date>
    <dc:date>2025-07-30T10:36:34.426847464</dc:date>
    <meta:editing-duration>PT3H34M13S</meta:editing-duration>
    <meta:generator>LibreOffice/7.3.7.2$Linux_X86_64 LibreOffice_project/30$Build-2</meta:generator>
    <meta:document-statistic meta:table-count="0" meta:image-count="0" meta:object-count="0" meta:page-count="4" meta:paragraph-count="30" meta:word-count="600" meta:character-count="4017" meta:non-whitespace-character-count="3388"/>
    <meta:user-defined meta:name="AppVersion">14.0000</meta:user-defined>
    <meta:template xlink:type="simple" xlink:actuate="onRequest" xlink:title="Normal.dotm" xlink:href=""/>
  </office:meta>
</office:document-meta>
</file>